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T2" style:parent-style-name="DefaultParagraphFont" style:family="text">
      <style:text-properties fo:language="en" fo:country="US"/>
    </style:style>
    <style:style style:name="P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language="en" fo:country="US"/>
    </style:style>
  </office:automatic-styles>
  <office:body>
    <office:text text:use-soft-page-breaks="true">
      <text:p text:style-name="P1">Final stance</text:p>
      <text:p text:style-name="Normal"><text:span text:style-name="T2">I agree with the assertion that microservices are the future, with<text:s/></text:span>monolithic software being difficult to update and share with new developers (Bucchiarone  et al, 2018). Microservices are more flexible and easier to manage – allowing for fast and effective updates, upgrades, maintenance to be carried out (Bucchiarone  et al, 2018). <text:s/>Automated development and deployment is made possible using Docker and CICD pipelines for different microservices – saving time that can be spent developing features (Bucchiarone  et al, 2018). Technologies such as DockerSwarm can be utilised to coordinate microservices , handling the orchestration of deployment, scaling, and even crashed (Bucchiarone  et al, 2018). Tangled code and over-lapping responsibilities in old code - where change is slow and risky – is in stark contrast to the modular, flexible nature of microservices that break code into purpose-built services – clearer boundaries (Bucchiarone  et al, 2018).</text:p>
      <text:p text:style-name="Normal"> </text:p>
      <text:p text:style-name="Normal">Microservices can however<text:s/>provide<text:s/>a larger attack for cybercriminals to attack,<text:s/>although<text:s/>when Danske Bank switched from a monolithic<text:s/>system<text:s/>to a microservices structure,<text:s/>robust security<text:s/>was ensured<text:s/>for each service, where<text:s/>security<text:s/>was<text:s/>built<text:s/>into the design<text:s/>(Bucchiarone  et al, 2018). Indeed, Biggs,<text:s/>Lee &amp; Heiser<text:s/>(2018) found that microkernel-based operating system (OS) designs<text:s/>prevented or mitigated nearly all common vulnerabilities and exposures found in Linux OS’s monolithic design.<text:s/></text:p>
      <text:p text:style-name="Normal"/>
      <text:p text:style-name="Normal">Easier to develop, deploy, update, maintain, with better security – microservices are clearly the<text:s/>future.<text:s/></text:p>
      <text:p text:style-name="Normal"/>
      <text:p text:style-name="P3">References</text:p>
      <text:p text:style-name="Normal">Biggs, S. Lee, D. &amp; Heiser, G. (2018) The Jury Is In: Monolithic OS Design Is Flawed: Microkernel-based Designs Improve Security. Proceedings of the 9th Asia-Pacific Workshop on Systems (APSys '18). ACM 16:1–7.</text:p>
      <text:p text:style-name="Normal"/>
      <text:p text:style-name="Normal">Bucchiarone, A. Dragoni, N. Dustdar, S. Larsen, S.T. &amp; Mazzara, M. (2018) From Monolithic to Microservices: An Experience Report from the Banking Domain. IEEE Software 35 (3):50-55.</text:p>
      <text:p text:style-name="P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odd Edge</meta:initial-creator>
    <dc:creator>Todd Edge</dc:creator>
    <meta:creation-date>2024-10-21T19:57:00Z</meta:creation-date>
    <dc:date>2024-10-21T20:12:00Z</dc:date>
    <meta:template xlink:href="Normal.dotm" xlink:type="simple"/>
    <meta:editing-cycles>9</meta:editing-cycles>
    <meta:editing-duration>PT900S</meta:editing-duration>
    <meta:document-statistic meta:page-count="1" meta:paragraph-count="3" meta:word-count="295" meta:character-count="1979" meta:row-count="14" meta:non-whitespace-character-count="1687"/>
  </office:meta>
</office:document-meta>
</file>